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21:26:10.5672979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1T22:15:31.989597615</dc:date>
    <meta:editing-duration>P3DT3H34M58S</meta:editing-duration>
    <meta:editing-cycles>308</meta:editing-cycles>
    <meta:generator>LibreOffice/6.3.4.2.0$Linux_X86_64 LibreOffice_project/30$Build-2</meta:generator>
    <meta:document-statistic meta:table-count="1" meta:cell-count="949" meta:object-count="0"/>
  </office:meta>
</office:document-meta>
</file>